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Landscape">
      <style:table-properties style:width="27.7cm" style:rel-width="100%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5.281cm" style:rel-column-width="8663*"/>
    </style:style>
    <style:style style:name="Table1.B" style:family="table-column">
      <style:table-column-properties style:column-width="12.42cm" style:rel-column-width="7041*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7.693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1.649cm"/>
    </style:style>
    <style:style style:name="Table7.B" style:family="table-column">
      <style:table-column-properties style:column-width="1.085cm"/>
    </style:style>
    <style:style style:name="Table7.C" style:family="table-column">
      <style:table-column-properties style:column-width="1.72cm"/>
    </style:style>
    <style:style style:name="Table7.D" style:family="table-column">
      <style:table-column-properties style:column-width="1.39cm"/>
    </style:style>
    <style:style style:name="Table7.E" style:family="table-column">
      <style:table-column-properties style:column-width="2.402cm"/>
    </style:style>
    <style:style style:name="Table7.F" style:family="table-column">
      <style:table-column-properties style:column-width="6.99cm"/>
    </style:style>
    <style:style style:name="Table7.G" style:family="table-column">
      <style:table-column-properties style:column-width="1.609cm"/>
    </style:style>
    <style:style style:name="Table7.H" style:family="table-column">
      <style:table-column-properties style:column-width="2.101cm"/>
    </style:style>
    <style:style style:name="Table7.I" style:family="table-column">
      <style:table-column-properties style:column-width="2.096cm"/>
    </style:style>
    <style:style style:name="Table7.J" style:family="table-column">
      <style:table-column-properties style:column-width="3.411cm"/>
    </style:style>
    <style:style style:name="Table7.K" style:family="table-column">
      <style:table-column-properties style:column-width="1.388cm"/>
    </style:style>
    <style:style style:name="Table7.L" style:family="table-column">
      <style:table-column-properties style:column-width="1.852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27.7cm" style:rel-width="100%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5.305cm" style:rel-column-width="8677*"/>
    </style:style>
    <style:style style:name="Table2.B" style:family="table-column">
      <style:table-column-properties style:column-width="12.395cm" style:rel-column-width="7027*"/>
    </style:style>
    <style:style style:name="Table2.1" style:family="table-row">
      <style:table-row-properties style:min-row-height="1.235cm" fo:keep-together="auto"/>
    </style:style>
    <style:style style:name="Table2.A1" style:family="table-cell">
      <style:table-cell-properties style:vertical-align="" fo:padding-left="0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4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0bc37b" style:font-size-asian="10pt" style:font-size-complex="10pt"/>
    </style:style>
    <style:style style:name="P5" style:family="paragraph" style:parent-style-name="Standard">
      <loext:graphic-properties draw:fill="none"/>
      <style:paragraph-properties fo:margin-left="5.00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0bc37b" style:font-size-asian="10pt" style:font-size-complex="10pt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07c6c9c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uk" fo:country="UA" officeooo:paragraph-rsid="0074a227" fo:background-color="transparen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2pt" fo:language="uk" fo:country="UA" officeooo:paragraph-rsid="009ad618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2pt" fo:language="uk" fo:country="UA" officeooo:paragraph-rsid="009ad618" style:font-size-asian="12pt" style:font-size-complex="12pt"/>
    </style:style>
    <style:style style:name="P13" style:family="paragraph" style:parent-style-name="Standard_20__28_WW_29_">
      <style:paragraph-properties fo:margin-left="0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09ad618" style:font-size-asian="9pt" style:font-size-complex="9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10bc37b" style:font-size-asian="9pt" style:font-size-complex="9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0bc37b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012849" fo:background-color="transparent" style:font-size-asian="8pt" style:font-style-asian="normal" style:font-weight-asian="bold" style:font-size-complex="8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0488d6" fo:background-color="transparent" style:font-size-asian="8pt" style:font-style-asian="normal" style:font-weight-asian="bold" style:font-size-complex="8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0488d6" fo:background-color="transparent" style:font-size-asian="8pt" style:font-style-asian="normal" style:font-weight-asian="bold" style:font-size-complex="8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d6892f" fo:background-color="transparent" style:font-size-asian="8pt" style:font-style-asian="normal" style:font-weight-asian="bold" style:font-size-complex="8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012849" officeooo:paragraph-rsid="01012849" fo:background-color="transparent" style:font-size-asian="8pt" style:font-style-asian="normal" style:font-weight-asian="bold" style:font-size-complex="8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05d77d" officeooo:paragraph-rsid="0105d77d" fo:background-color="transparent" style:font-size-asian="8pt" style:font-style-asian="normal" style:font-weight-asian="bold" style:font-size-complex="8pt" style:font-style-complex="normal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a28b8e" fo:background-color="transparent" style:font-size-asian="7pt" style:font-style-asian="normal" style:font-size-complex="7pt" style:font-style-complex="normal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P28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7pt" fo:language="uk" fo:country="UA" fo:font-style="normal" officeooo:paragraph-rsid="0105d77d" fo:background-color="transparent" style:font-size-asian="7pt" style:font-style-asian="normal" style:font-size-complex="7pt" style:font-style-complex="normal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105d77d" fo:background-color="transparent" style:font-size-asian="7pt" style:font-style-asian="normal" style:font-size-complex="7pt" style:font-style-complex="normal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d6892f" fo:background-color="transparent" style:font-size-asian="7pt" style:font-style-asian="normal" style:font-size-complex="7pt" style:font-style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language="uk" fo:country="UA" officeooo:paragraph-rsid="00928485"/>
    </style:style>
    <style:style style:name="P34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officeooo:paragraph-rsid="010bc37b"/>
    </style:style>
    <style:style style:name="T1" style:family="text">
      <style:text-properties officeooo:rsid="00763d38"/>
    </style:style>
    <style:style style:name="T2" style:family="text">
      <style:text-properties officeooo:rsid="008eaa99"/>
    </style:style>
    <style:style style:name="T3" style:family="text">
      <style:text-properties officeooo:rsid="00ccbcf2"/>
    </style:style>
    <style:style style:name="T4" style:family="text">
      <style:text-properties officeooo:rsid="00d6892f"/>
    </style:style>
    <style:style style:name="T5" style:family="text">
      <style:text-properties fo:font-size="9pt" style:font-size-asian="9pt" style:font-size-complex="14pt"/>
    </style:style>
    <style:style style:name="T6" style:family="text">
      <style:text-properties fo:font-size="9pt" officeooo:rsid="014008ae" style:font-size-asian="9pt" style:font-size-complex="14pt"/>
    </style:style>
    <style:style style:name="T7" style:family="text">
      <style:text-properties style:font-name="Times New Roman" fo:font-size="9pt" fo:language="uk" fo:country="UA" style:font-size-asian="9pt" style:font-size-complex="9pt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string" office:string-value="item_exlude.code" text:name="py3o.item.asset_nfs_list_item_id.code"/>
        <text:user-field-decl office:value-type="string" office:string-value="item_exlude.bal_account" text:name="py3o.item.asset_nfs_list_item_id.bal_account"/>
        <text:user-field-decl office:value-type="string" office:string-value="item_exlude.asset_type" text:name="py3o.item.asset_nfs_list_item_id.asset_type"/>
        <text:user-field-decl office:value-type="string" office:string-value="item_exlude.type_id.name" text:name="py3o.item.asset_nfs_list_item_id.type_id.name"/>
        <text:user-field-decl office:value-type="string" office:string-value="item_exlude.asset_identifier" text:name="py3o.item.asset_nfs_list_item_id.asset_identifier"/>
        <text:user-field-decl office:value-type="string" office:string-value="item_exlude.description" text:name="py3o.item.asset_nfs_list_item_id.description"/>
        <text:user-field-decl office:value-type="string" office:string-value="item_exlude.currency_id.name" text:name="py3o.item.asset_nfs_list_item_id.currency_id.name"/>
        <text:user-field-decl office:value-type="string" office:string-value="item_exlude.reason_documents" text:name="py3o.item.asset_nfs_list_item_id.reason_documents"/>
        <text:user-field-decl office:value-type="string" office:string-value="name" text:name="py3o.objects.name"/>
        <text:user-field-decl office:value-type="string" office:string-value="item.stage_id.name" text:name="py3o.item.stage_id.name"/>
        <text:user-field-decl office:value-type="string" office:string-value="user_name" text:name="py3o.user.nam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Для службового користування</text:p>
            <text:p text:style-name="P5">Примірник 1</text:p>
            <text:p text:style-name="P13">ЗАТВЕРДЖЕНО</text:p>
            <text:p text:style-name="P13">рішення виконавчої дирекції <text:line-break/>Фонду гарантування вкладів фізичних осіб</text:p>
            <text:p text:style-name="P9">____.01.2025 № ________</text:p>
          </table:table-cell>
        </table:table-row>
      </table:table>
      <text:p text:style-name="P2"/>
      <text:p text:style-name="P1"/>
      <text:p text:style-name="P10"><text:user-field-get text:name="py3o.objects.name">name</text:user-field-get>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header-rows>
          <table:table-row table:style-name="Table7.1">
            <table:table-cell table:style-name="Table7.A1" office:value-type="string">
              <text:p text:style-name="P17">Код <text:span text:style-name="T1">майна</text:span></text:p>
            </table:table-cell>
            <table:table-cell table:style-name="Table7.A1" office:value-type="string">
              <text:p text:style-name="P20">Код ознаки</text:p>
            </table:table-cell>
            <table:table-cell table:style-name="Table7.A1" office:value-type="string">
              <text:p text:style-name="P21">Балансовий рахунок</text:p>
            </table:table-cell>
            <table:table-cell table:style-name="Table7.A1" office:value-type="string">
              <text:p text:style-name="P20">Код типу активу</text:p>
            </table:table-cell>
            <table:table-cell table:style-name="Table7.A1" office:value-type="string">
              <text:p text:style-name="P18">ID активу</text:p>
            </table:table-cell>
            <table:table-cell table:style-name="Table7.A1" office:value-type="string">
              <text:p text:style-name="P18">Коротка характеристика активу</text:p>
            </table:table-cell>
            <table:table-cell table:style-name="Table7.A1" office:value-type="string">
              <text:p text:style-name="P18">Балансова дата</text:p>
            </table:table-cell>
            <table:table-cell table:style-name="Table7.A1" office:value-type="string">
              <text:p text:style-name="P22">Балансова вартість, UAH</text:p>
            </table:table-cell>
            <table:table-cell table:style-name="Table7.A1" office:value-type="string">
              <text:p text:style-name="P22">Оціночна вартість, UAH</text:p>
            </table:table-cell>
            <table:table-cell table:style-name="Table7.A1" office:value-type="string">
              <text:p text:style-name="P19"><text:span text:style-name="T3">Підтверд</text:span><text:span text:style-name="T4">ні</text:span><text:span text:style-name="T3"> документи</text:span></text:p>
            </table:table-cell>
            <table:table-cell table:style-name="Table7.A1" office:value-type="string">
              <text:p text:style-name="P23">Статус</text:p>
            </table:table-cell>
            <table:table-cell table:style-name="Table7.L1" office:value-type="string">
              <text:p text:style-name="P24">Примітки</text:p>
            </table:table-cell>
          </table:table-row>
        </table:table-header-rows>
        <table:table-row>
          <table:table-cell table:style-name="Table7.A2" table:number-columns-spanned="12" office:value-type="string">
            <text:p text:style-name="P7"><text:text-input text:description="py3o://for=&quot;item in objects.asset_blocked_ids.filtered(lambda x: x.is_closed is False)&quot;">/for="item in objects.asset_blocked_ids.filtered()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25"><text:user-field-get text:name="py3o.item.code">item.code</text:user-field-get></text:p>
          </table:table-cell>
          <table:table-cell table:style-name="Table7.A3" office:value-type="string">
            <text:p text:style-name="P29"><text:user-field-get text:name="py3o.item.type_id.name">item.type_id.name</text:user-field-get></text:p>
          </table:table-cell>
          <table:table-cell table:style-name="Table7.A3" office:value-type="string">
            <text:p text:style-name="P28"><text:user-field-get text:name="py3o.item.bal_account">item.bal_account</text:user-field-get></text:p>
          </table:table-cell>
          <table:table-cell table:style-name="Table7.A3" office:value-type="string">
            <text:p text:style-name="P28"><text:user-field-get text:name="py3o.item.asset_type">item.asset_type</text:user-field-get></text:p>
          </table:table-cell>
          <table:table-cell table:style-name="Table7.A3" office:value-type="string">
            <text:p text:style-name="P26"><text:user-field-get text:name="py3o.item.asset_identifier">item.asset_identifier</text:user-field-get></text:p>
          </table:table-cell>
          <table:table-cell table:style-name="Table7.A3" office:value-type="string">
            <text:p text:style-name="P26"><text:user-field-get text:name="py3o.item.description">item.description</text:user-field-get></text:p>
          </table:table-cell>
          <table:table-cell table:style-name="Table7.A3" office:value-type="string">
            <text:p text:style-name="P30"><text:text-input text:description="py3o://function=&quot;o_format_date(item.account_date, lang_code=lang)&quot;">item.account_date</text:text-input></text:p>
          </table:table-cell>
          <table:table-cell table:style-name="Table7.A3" office:value-type="string">
            <text:p text:style-name="P31"><text:text-input text:description="py3o://function=&quot;o_format_lang(item.book_value_uah, lang_code=lang)&quot;">item.book_value_uah</text:text-input></text:p>
          </table:table-cell>
          <table:table-cell table:style-name="Table7.A3" office:value-type="string">
            <text:p text:style-name="P32"><text:text-input text:description="py3o://function=&quot;o_format_lang(item.apprisal_value, lang_code=lang)&quot;">item.apprisal_value</text:text-input></text:p>
          </table:table-cell>
          <table:table-cell table:style-name="Table7.A3" office:value-type="string">
            <text:p text:style-name="P27"><text:user-field-get text:name="py3o.item.reason_documents">item.reason_documents</text:user-field-get></text:p>
          </table:table-cell>
          <table:table-cell table:style-name="Table7.A3" office:value-type="string">
            <text:p text:style-name="P27"><text:user-field-get text:name="py3o.item.stage_id.name">item.stage_id.name</text:user-field-get></text:p>
          </table:table-cell>
          <table:table-cell table:style-name="Table7.A2" office:value-type="string">
            <text:p text:style-name="P27"/>
          </table:table-cell>
        </table:table-row>
        <table:table-row>
          <table:table-cell table:style-name="Table7.A2" table:number-columns-spanned="12" office:value-type="string">
            <text:p text:style-name="P8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2">Директор д</text:span>епартамент<text:span text:style-name="T2">у</text:span></text:p>
            <text:p text:style-name="P11">ліквідації банків</text:p>
          </table:table-cell>
          <table:table-cell table:style-name="Table2.B1" office:value-type="string">
            <text:p text:style-name="P12">Тетяна СТАРЦЕВА</text:p>
          </table:table-cell>
        </table:table-row>
      </table:table>
      <text:p text:style-name="P14"/>
      <text:p text:style-name="P14"/>
      <text:p text:style-name="P15"/>
      <text:p text:style-name="P34" loext:marker-style-name="T5"><text:span text:style-name="T5">Надруковано в одному примірнику</text:span></text:p>
      <text:p text:style-name="P34" loext:marker-style-name="T5"><text:span text:style-name="T5">1-й примірник – виконавч</text:span><text:span text:style-name="T6">а</text:span><text:span text:style-name="T5"> дирекці</text:span><text:span text:style-name="T6">я</text:span></text:p>
      <text:p text:style-name="P34" loext:marker-style-name="T5"><text:span text:style-name="T5">Чернетки не друкувались</text:span></text:p>
      <text:p text:style-name="P34" loext:marker-style-name="T5"><text:span text:style-name="T6">Виконав і н</text:span><text:span text:style-name="T5">адрукував </text:span><text:span text:style-name="T7"><text:user-field-get text:name="py3o.user.name">user_name</text:user-field-get></text:span></text:p>
      <text:p text:style-name="P16"><text:date style:data-style-name="N36" text:date-value="2025-01-01T23:05:25.752999703">01.01.2025</text:da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tandard_20__28_WW_29_" style:display-name="Standard (WW)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uk" fo:country="UA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number:date-style style:name="N10115" number:language="uk" number:country="UA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5-01-01T23:05:20.857000000</dc:date>
    <meta:editing-duration>PT20H21M51S</meta:editing-duration>
    <meta:editing-cycles>193</meta:editing-cycles>
    <meta:generator>LibreOffice/24.2.3.2$Windows_x86 LibreOffice_project/433d9c2ded56988e8a90e6b2e771ee4e6a5ab2ba</meta:generator>
    <meta:document-statistic meta:table-count="3" meta:image-count="0" meta:object-count="0" meta:page-count="1" meta:paragraph-count="39" meta:word-count="91" meta:character-count="762" meta:non-whitespace-character-count="718"/>
  </office:meta>
</office:document-meta>
</file>